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monospace"/>
    <style:font-face style:name="Times New Roman" svg:font-family="'Times New Roman', serif"/>
    <style:font-face style:name="Nimbus Sans L" svg:font-family="'Nimbus Sans L'" style:font-pitch="variable"/>
    <style:font-face style:name="Nimbus Roman No9 L" svg:font-family="'Nimbus Roman No9 L'" style:font-family-generic="roman" style:font-pitch="variable"/>
  </office:font-face-decls>
  <office:automatic-styles>
    <style:style style:name="P1" style:family="paragraph" style:parent-style-name="Text_20_body">
      <style:text-properties fo:font-size="16pt"/>
    </style:style>
    <style:style style:name="P2" style:family="paragraph" style:parent-style-name="Text_20_body">
      <style:text-properties fo:font-size="14pt" fo:font-weight="bold"/>
    </style:style>
    <style:style style:name="P3" style:family="paragraph" style:parent-style-name="Text_20_body" style:list-style-name="L1"/>
    <style:style style:name="P4" style:family="paragraph" style:parent-style-name="Text_20_body" style:list-style-name="L1">
      <style:text-properties style:font-name="Times New Roman" fo:font-size="12pt"/>
    </style:style>
    <style:style style:name="P5" style:family="paragraph" style:parent-style-name="Text_20_body" style:list-style-name="L2"/>
    <style:style style:name="P6" style:family="paragraph" style:parent-style-name="Text_20_body" style:list-style-name="L3"/>
    <style:style style:name="T1" style:family="text">
      <style:text-properties fo:font-weight="bold"/>
    </style:style>
    <style:style style:name="T2" style:family="text">
      <style:text-properties fo:font-size="14pt"/>
    </style:style>
    <style:style style:name="T3" style:family="text">
      <style:text-properties style:font-name="Courier New" fo:font-size="11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VFSX</text:span> – Samba VFS External Bridge<text:line-break/><text:span text:style-name="T2">Version 0.1</text:span></text:p>
      <text:p text:style-name="P2">Overview</text:p>
      <text:p text:style-name="Text_20_body">VFSX is a transparent Samba Virtual File System (VFS) module which forwards operations to a process on the same machine for handing outside of the Samba daemon process (smbd). The external handler can be implemented in any language with support for Unix domain sockets (Python, Ruby, Perl, Java with Jtux) which is how VFSX and its external process communicates.</text:p>
      <text:p text:style-name="Text_20_body">The advantage of using VFSX over a pure VFS module is that any programming language can be used to implement the transparent operations. VFS modules linked directly into the Samba daemon must be written in C or C++. while VFSX lets the developer implement a transparent module in his favorite higher-level language, with all the advantages of that language, outside of the smbd process.</text:p>
      <text:p text:style-name="Text_20_body">The following figure illustrates a typical file server configuration with VFSX:</text:p>
      <text:p text:style-name="Text_20_body"><draw:frame draw:style-name="fr1" draw:name="Figure 1" text:anchor-type="as-char" svg:width="6.1457in" svg:height="2.25in" draw:z-index="0"><draw:image xlink:href="../config.png" xlink:type="simple" xlink:show="embed" xlink:actuate="onLoad"/></draw:frame></text:p>
      <text:p text:style-name="Text_20_body">For Samba shares configured with VFSX as a VFS module, all client requests to manipulate files and directories will first be sent to the external handler process. For every VFS operation invoked by the Samba daemon, VFSX sends to the handler the name of the operation, the local directory path of the shared SMB service, the ID of the calling user, and any additional arguments required for the operation. The handler may respond to any operation for which it is designed. Note that since VFSX is a transparent module, file contents may not be passed between the VFSX module and its handler; The Samba daemon must still handle the file system I/O directly. However, the external handler may choose to reject an operation and return an error code which will be passed on to the client.</text:p>
      <text:p text:style-name="Text_20_body">Included with VFSX is an external handler written in Python. Developers can extend this implementation to provide custom operation handling.</text:p>
      <text:p text:style-name="P2">Deploying the VFSX Module</text:p>
      <text:p text:style-name="Text_20_body">VFSX requires Samba 3.0 or higher. All directory and file paths described in the following instructions are based on Fedora Core 2 so be sure to substitute paths as appropriate for your Linux distribution.</text:p>
      <text:list text:style-name="L1">
        <text:list-item>
          <text:p text:style-name="P3">Install Samba 3.0, including the source distribution.</text:p>
        </text:list-item>
        <text:list-item>
          <text:p text:style-name="P3">Download and expand the VFSX source distribution file: <text:span text:style-name="T3">vfsx-0.1.tar.gz</text:span>.</text:p>
        </text:list-item>
        <text:list-item>
          <text:p text:style-name="P3">Edit <text:span text:style-name="T3">vfsx-0.1</text:span>/<text:span text:style-name="T3">module/Makefile</text:span> and modify the <text:span text:style-name="T3">SAMBA_SOURCE</text:span> variable to point to your Samba source directory.</text:p>
        </text:list-item>
        <text:list-item>
          <text:p text:style-name="P3">Build the VFSX shared library: <text:span text:style-name="T3">make</text:span></text:p>
        </text:list-item>
        <text:list-item>
          <text:p text:style-name="P3">Attach VFSX to a Samba shared directory by adding the VFSX module name to the share's configuration parameters (found in <text:span text:style-name="T3">/etc/samba/smb.conf</text:span>). For example:<text:line-break/><text:span text:style-name="T3">[myshare]<text:line-break/>comment = VFSX-Aware Shared Directory<text:line-break/>path = /home/myuser/shared/<text:line-break/>valid users = myuser<text:line-break/>read only = No<text:line-break/>vfs objects = vfsx</text:span></text:p>
        </text:list-item>
        <text:list-item>
          <text:p text:style-name="P3">Deploy the VFSX shared library (as root):<text:line-break/><text:span text:style-name="T3">cp vfsx-0.1/module/vfsx.so /usr/lib/samba/vfs/</text:span></text:p>
        </text:list-item>
        <text:list-item>
          <text:p text:style-name="P3">Restart Samba (as root):<text:line-break/><text:span text:style-name="T3">/etc/rc.d/init.d/smb restart</text:span></text:p>
        </text:list-item>
        <text:list-item>
          <text:p text:style-name="P3">Run the Python external event handler:<text:line-break/><text:span text:style-name="T3">python vfsx-0.1/python/vfsx.py</text:span></text:p>
        </text:list-item>
        <text:list-item>
          <text:p text:style-name="P4">Access the share using smbclient or from a Windows system. By default the Python handler prints debug activity messages to the console. If the module has problems communicating with the external handler, error messages are written to syslog.</text:p>
        </text:list-item>
      </text:list>
      <text:p text:style-name="P2">Developing a Custom VFSX Handler with Python</text:p>
      <text:list text:style-name="L2">
        <text:list-item>
          <text:p text:style-name="P5">Extend</text:p>
        </text:list-item>
        <text:list-item>
          <text:p text:style-name="P5">Run</text:p>
        </text:list-item>
      </text:list>
      <text:p text:style-name="P2">Links</text:p>
      <text:list text:style-name="L3">
        <text:list-item>
          <text:p text:style-name="P6"><text:a xlink:type="simple" xlink:href="http://sourceforge.net/projects/vfsx/">VFSX Project Page at SourceForge</text:a></text:p>
        </text:list-item>
        <text:list-item>
          <text:p text:style-name="P6"><text:a xlink:type="simple" xlink:href="http://www.samba.org/">Samba Home Page</text:a></text:p>
        </text:list-item>
        <text:list-item>
          <text:p text:style-name="P6"><text:a xlink:type="simple" xlink:href="http://www.samba.org/samba/docs/man/Samba-HOWTO-Collection/VFS.html">Samba VFS Module Configuration</text:a></text:p>
        </text:list-item>
        <text:list-item>
          <text:p text:style-name="P6"><text:a xlink:type="simple" xlink:href="http://www.samba.org/samba/docs/man/Samba-Developers-Guide/vfs.html" text:style-name="Internet_20_link" text:visited-style-name="Visited_20_Internet_20_Link">Samba VFS Module Developers Guide</text:a></text:p>
        </text:list-item>
        <text:list-item>
          <text:p text:style-name="P6"><text:a xlink:type="simple" xlink:href="http://www.python.org/">Python Home Page</text:a></text:p>
        </text:list-item>
      </text:list>
      <text:p text:style-name="P2">License</text:p>
      <text:p text:style-name="Text_20_body">VFSX is distributed under the open source <text:a xlink:type="simple" xlink:href="http://opensource.org/licenses/cpl.php">Common Public License</text:a>. The file <text:span text:style-name="T3">vfsx-0.1/LICENSE</text:span> contains the license terms.</text:p>
      <text:p text:style-name="Text_20_body">Copyright (C) 2004 Steven R. Farley. All rights reser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monospace"/>
    <style:font-face style:name="Times New Roman" svg:font-family="'Times New Roman', serif"/>
    <style:font-face style:name="Nimbus Sans L" svg:font-family="'Nimbus Sans L'"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 style:font-size-asian="12pt" style:language-asian="none" style:country-asian="none" style:font-name-complex="Nimbus Sans L"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5-11-28T06:24:36</meta:creation-date>
    <dc:date>2005-11-28T06:49:57</dc:date>
    <dc:language>en-US</dc:language>
    <meta:editing-cycles>3</meta:editing-cycles>
    <meta:editing-duration>PT24M46S</meta:editing-duration>
    <meta:user-defined meta:name="Info 1"/>
    <meta:user-defined meta:name="Info 2"/>
    <meta:user-defined meta:name="Info 3"/>
    <meta:user-defined meta:name="Info 4"/>
    <meta:document-statistic meta:table-count="0" meta:image-count="1" meta:object-count="0" meta:page-count="3" meta:paragraph-count="31" meta:word-count="557" meta:character-count="3403"/>
  </office:meta>
</office:document-meta>
</file>